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Ссылка на профиль в GitHub: https://github.com/ArseniyMatYr/study_2025-2026_arh-pc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6T13:37:33.342583841</meta:creation-date>
    <meta:print-date>2025-11-16T13:38:22.082023394</meta:print-date>
    <meta:printed-by>Файлы PDF</meta:printed-by>
    <dc:date>2025-11-16T13:38:28.335900785</dc:date>
    <meta:editing-duration>PT6S</meta:editing-duration>
    <meta:editing-cycles>1</meta:editing-cycles>
    <meta:document-statistic meta:table-count="0" meta:image-count="0" meta:object-count="0" meta:page-count="1" meta:paragraph-count="1" meta:word-count="6" meta:character-count="82" meta:non-whitespace-character-count="77"/>
    <meta:generator>LibreOffice/25.2.2.2$Linux_X86_64 LibreOffice_project/520$Build-2</meta:generator>
  </office:meta>
</office:document-meta>
</file>